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1pt" fo:background-color="transparent" style:font-size-asian="11pt" style:font-size-complex="11pt"/>
    </style:style>
    <style:style style:name="P8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Verdana" fo:font-size="11.25pt" fo:letter-spacing="normal" fo:font-style="normal" fo:font-weight="normal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3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cd" style:text-position="0% 100%" style:font-name="Consolas" fo:font-size="11pt" fo:letter-spacing="normal" fo:font-style="normal" fo:font-weight="normal" fo:background-color="#ffffff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cd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P19" style:family="paragraph" style:parent-style-name="Standard">
      <style:text-properties fo:font-variant="normal" fo:text-transform="none" fo:color="#0000cd" style:text-position="0% 100%" style:font-name="Consolas" fo:font-size="12pt" fo:letter-spacing="normal" fo:font-style="normal" fo:font-weight="normal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cd" style:text-position="0% 100%" style:font-name="Consolas" fo:font-size="12pt" fo:letter-spacing="normal" fo:font-style="normal" fo:font-weight="normal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ffffff" style:text-line-through-style="none" style:text-position="0% 100%" style:font-name="Verdana" fo:font-size="11.25pt" fo:letter-spacing="normal" fo:font-style="normal" style:text-underline-style="none" fo:font-weight="normal" style:text-blinking="false" fo:background-color="#4caf50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5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26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7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8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size="11pt" style:font-size-asian="11pt" style:font-size-complex="11pt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 fo:background-color="#f1f1f1"/>
    </style:style>
    <style:style style:name="T6" style:family="text">
      <style:text-properties fo:font-variant="normal" fo:text-transform="none" fo:color="#000000" style:font-name="Consolas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T9" style:family="text">
      <style:text-properties fo:font-variant="normal" fo:text-transform="none" fo:color="#000000" style:text-position="0% 100%" style:font-name="Consolas" fo:letter-spacing="normal" fo:font-style="normal" fo:font-weight="normal" fo:background-color="#ffffff"/>
    </style:style>
    <style:style style:name="T10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0000cd" style:font-name="Consolas" fo:font-size="12pt" fo:letter-spacing="normal" fo:font-style="normal" fo:font-weight="normal" fo:background-color="#f1f1f1"/>
    </style:style>
    <style:style style:name="T12" style:family="text">
      <style:text-properties fo:font-variant="normal" fo:text-transform="none" fo:color="#0000cd" style:font-name="Consolas" fo:letter-spacing="normal" fo:font-style="normal" fo:font-weight="normal"/>
    </style:style>
    <style:style style:name="T13" style:family="text">
      <style:text-properties fo:font-variant="normal" fo:text-transform="none" fo:color="#0000cd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T14" style:family="text">
      <style:text-properties fo:font-variant="normal" fo:text-transform="none" fo:color="#0000cd" style:text-position="0% 100%" style:font-name="Consolas" fo:letter-spacing="normal" fo:font-style="normal" fo:font-weight="normal" fo:background-color="#ffffff"/>
    </style:style>
    <style:style style:name="T15" style:family="text">
      <style:text-properties fo:font-variant="normal" fo:text-transform="none" style:font-name="Consolas" fo:font-size="12pt" fo:letter-spacing="normal" fo:font-style="normal" fo:font-weight="normal"/>
    </style:style>
    <style:style style:name="T16" style:family="text">
      <style:text-properties fo:font-variant="normal" fo:text-transform="none" style:font-name="Consolas" fo:letter-spacing="normal" fo:font-style="normal" fo:font-weight="normal"/>
    </style:style>
    <style:style style:name="T17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18" style:family="text">
      <style:text-properties fo:font-variant="normal" fo:text-transform="none" fo:color="#ff0000" style:font-name="Consolas" fo:letter-spacing="normal" fo:font-style="normal" fo:font-weight="normal"/>
    </style:style>
    <style:style style:name="T19" style:family="text">
      <style:text-properties fo:font-variant="normal" fo:text-transform="none" fo:color="#ff0000" style:text-position="0% 100%" style:font-name="Consolas" fo:letter-spacing="normal" fo:font-style="normal" fo:font-weight="normal" fo:background-color="#ffffff"/>
    </style:style>
    <style:style style:name="T20" style:family="text">
      <style:text-properties fo:font-variant="normal" fo:text-transform="none" fo:color="#a52a2a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T21" style:family="text">
      <style:text-properties fo:font-variant="normal" fo:text-transform="none" fo:color="#a52a2a" style:text-position="0% 100%" style:font-name="Consolas" fo:letter-spacing="normal" fo:font-style="normal" fo:font-weight="normal" fo:background-color="#ffffff"/>
    </style:style>
    <style:style style:name="T22" style:family="text">
      <style:text-properties fo:font-variant="normal" fo:text-transform="none" fo:color="#a52a2a" style:font-name="Consolas" fo:font-size="12pt" fo:letter-spacing="normal" fo:font-style="normal" fo:font-weight="normal" fo:background-color="#f1f1f1"/>
    </style:style>
    <style:style style:name="T23" style:family="text">
      <style:text-properties fo:font-variant="normal" fo:text-transform="none" fo:color="#dc143c" style:font-name="Consolas" fo:font-size="12pt" fo:letter-spacing="normal" fo:font-style="normal" fo:font-weight="normal" fo:background-color="#f1f1f1"/>
    </style:style>
    <style:style style:name="T24" style:family="text">
      <style:text-properties fo:color="#0000cd"/>
    </style:style>
    <style:style style:name="T25" style:family="text">
      <style:text-properties fo:color="#a52a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jdgxs"/>CSS Activity 1: Box Model</text:p>
      <text:p text:style-name="P3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3">Example:</text:p>
      <text:p text:style-name="P1"/>
      <text:list xml:id="list1988196957749831742" text:style-name="WWNum6">
        <text:list-item>
          <text:p text:style-name="P23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Element</text:p>
          </table:table-cell>
          <table:table-cell table:style-name="Table1.A1" office:value-type="string">
            <text:p text:style-name="P5">Display (inline or block)</text:p>
          </table:table-cell>
          <table:table-cell table:style-name="Table1.A1" office:value-type="string">
            <text:p text:style-name="P5">Test Code</text:p>
          </table:table-cell>
        </table:table-row>
        <table:table-row table:style-name="Table1.2">
          <table:table-cell table:style-name="Table1.A2" office:value-type="string">
            <text:p text:style-name="P5">h1</text:p>
          </table:table-cell>
          <table:table-cell table:style-name="Table1.A2" office:value-type="string">
            <text:p text:style-name="P5">block</text:p>
          </table:table-cell>
          <table:table-cell table:style-name="Table1.A1" office:value-type="string">
            <text:p text:style-name="P4">&lt;h1 style=”background-color:red”&gt;Hello&lt;/h1&gt;</text:p>
            <text:p text:style-name="P8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Element</text:p>
          </table:table-cell>
          <table:table-cell table:style-name="Table2.A1" office:value-type="string">
            <text:p text:style-name="P5">Display (inline or block)</text:p>
          </table:table-cell>
          <table:table-cell table:style-name="Table2.A1" office:value-type="string">
            <text:p text:style-name="P5">Test Code</text:p>
          </table:table-cell>
        </table:table-row>
        <table:table-row table:style-name="Table2.2">
          <table:table-cell table:style-name="Table2.A2" office:value-type="string">
            <text:p text:style-name="P5">small</text:p>
          </table:table-cell>
          <table:table-cell table:style-name="Table2.A2" office:value-type="string">
            <text:p text:style-name="P5">inline</text:p>
          </table:table-cell>
          <table:table-cell table:style-name="Table2.A1" office:value-type="string">
            <text:p text:style-name="P4">&lt;small style=”background:blue;height:20px”&gt;Hi&lt;/h1&gt;</text:p>
            <text:p text:style-name="P8">The 20px height did not reflect on the element</text:p>
          </table:table-cell>
        </table:table-row>
      </table:table>
      <text:p text:style-name="P12"/>
      <text:p text:style-name="P12">Tip: You can use the background or border properties to outline elements. For padding and margins, use your browser’s developer tool. </text:p>
      <text:p text:style-name="P12"/>
      <text:p text:style-name="P12"/>
      <text:p text:style-name="P1"/>
      <text:p text:style-name="P1"/>
      <text:p text:style-name="P1"/>
      <text:list xml:id="list8213891536666681202" text:style-name="WWNum7">
        <text:list-item>
          <text:p text:style-name="P24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Element</text:p>
          </table:table-cell>
          <table:table-cell table:style-name="Table3.A1" office:value-type="string">
            <text:p text:style-name="P6">Display (inline or block)</text:p>
          </table:table-cell>
          <table:table-cell table:style-name="Table3.A1" office:value-type="string">
            <text:p text:style-name="P6">Test Code</text:p>
          </table:table-cell>
        </table:table-row>
        <table:table-row table:style-name="Table3.1">
          <table:table-cell table:style-name="Table3.A2" office:value-type="string">
            <text:list xml:id="list1309408008690230705" text:style-name="WWNum8">
              <text:list-item>
                <text:p text:style-name="P25">strong</text:p>
              </text:list-item>
            </text:list>
          </table:table-cell>
          <table:table-cell table:style-name="Table3.A2" office:value-type="string">
            <text:p text:style-name="P22">inline</text:p>
          </table:table-cell>
          <table:table-cell table:style-name="Table3.A2" office:value-type="string">
            <text:p text:style-name="P4">&lt;strong&gt;This text is strong&lt;/strong&gt; <text:span text:style-name="T1">This element <text:s/>gives <text:s/>important to the text.</text:span></text:p>
          </table:table-cell>
        </table:table-row>
        <table:table-row table:style-name="Table3.1">
          <table:table-cell table:style-name="Table3.A2" office:value-type="string">
            <text:list xml:id="list40651097" text:continue-numbering="true" text:style-name="WWNum8">
              <text:list-item>
                <text:p text:style-name="P25">input (password)</text:p>
              </text:list-item>
            </text:list>
          </table:table-cell>
          <table:table-cell table:style-name="Table3.A2" office:value-type="string">
            <text:p text:style-name="P22">Inline</text:p>
          </table:table-cell>
          <table:table-cell table:style-name="Table3.A2" office:value-type="string">
            <text:p text:style-name="Standard"><text:span text:style-name="T2">&lt;input&gt;I</text:span><text:span text:style-name="T3">nput field</text:span> &lt;/input&gt;</text:p>
          </table:table-cell>
        </table:table-row>
        <table:table-row table:style-name="Table3.1">
          <table:table-cell table:style-name="Table3.A2" office:value-type="string">
            <text:list xml:id="list40648234" text:continue-numbering="true" text:style-name="WWNum8">
              <text:list-item>
                <text:p text:style-name="P25">h1</text:p>
              </text:list-item>
            </text:list>
          </table:table-cell>
          <table:table-cell table:style-name="Table3.A2" office:value-type="string">
            <text:p text:style-name="P5"><text:span text:style-name="T1">Block</text:span> </text:p>
          </table:table-cell>
          <table:table-cell table:style-name="Table3.A2" office:value-type="string">
            <text:p text:style-name="P4">&lt;h1&gt;Header Text&lt;/h1&gt;</text:p>
          </table:table-cell>
        </table:table-row>
        <table:table-row table:style-name="Table3.1">
          <table:table-cell table:style-name="Table3.A2" office:value-type="string">
            <text:list xml:id="list40661678" text:continue-numbering="true" text:style-name="WWNum8">
              <text:list-item>
                <text:p text:style-name="P25">s</text:p>
              </text:list-item>
            </text:list>
          </table:table-cell>
          <table:table-cell table:style-name="Table3.A2" office:value-type="string">
            <text:p text:style-name="P22">inline</text:p>
          </table:table-cell>
          <table:table-cell table:style-name="Table3.A2" office:value-type="string">
            <text:p text:style-name="P4"><text:span text:style-name="T3">&lt;s&gt;Text that is no longer correct</text:span> &lt;/s&gt;</text:p>
          </table:table-cell>
        </table:table-row>
        <table:table-row table:style-name="Table3.1">
          <table:table-cell table:style-name="Table3.A2" office:value-type="string">
            <text:list xml:id="list40677482" text:continue-numbering="true" text:style-name="WWNum8">
              <text:list-item>
                <text:p text:style-name="P25">form</text:p>
              </text:list-item>
            </text:list>
          </table:table-cell>
          <table:table-cell table:style-name="Table3.A2" office:value-type="string">
            <text:p text:style-name="P5"><text:span text:style-name="T1">Block</text:span> </text:p>
          </table:table-cell>
          <table:table-cell table:style-name="Table3.A2" office:value-type="string">
            <text:p text:style-name="P4">form&gt;</text:p>
            <text:p text:style-name="P4">&lt;label&gt;Username&lt;/label&gt;&lt;input type="text" name=""&gt;</text:p>
            <text:p text:style-name="P4">&lt;br&gt;<text:tab/><text:tab/></text:p>
            <text:p text:style-name="P4">&lt;label&gt;Password &lt;/label&gt;&lt;input type="password" name=""&gt;</text:p>
            <text:p text:style-name="P4">&lt;/form&gt;</text:p>
          </table:table-cell>
        </table:table-row>
        <table:table-row table:style-name="Table3.1">
          <table:table-cell table:style-name="Table3.A2" office:value-type="string">
            <text:list xml:id="list40659144" text:continue-numbering="true" text:style-name="WWNum8">
              <text:list-item>
                <text:p text:style-name="P25">blockquote</text:p>
              </text:list-item>
            </text:list>
          </table:table-cell>
          <table:table-cell table:style-name="Table3.A2" office:value-type="string">
            <text:p text:style-name="P5"><text:span text:style-name="T1">Block</text:span> </text:p>
          </table:table-cell>
          <table:table-cell table:style-name="Table3.A2" office:value-type="string">
            <text:p text:style-name="P4">&lt;blockquote&gt;Quoted from another source&lt;/blockquote&gt;</text:p>
          </table:table-cell>
        </table:table-row>
        <table:table-row table:style-name="Table3.1">
          <table:table-cell table:style-name="Table3.A2" office:value-type="string">
            <text:list xml:id="list40673450" text:continue-numbering="true" text:style-name="WWNum8">
              <text:list-item>
                <text:p text:style-name="P25">abbr</text:p>
              </text:list-item>
            </text:list>
          </table:table-cell>
          <table:table-cell table:style-name="Table3.A2" office:value-type="string">
            <text:p text:style-name="P22">inline</text:p>
          </table:table-cell>
          <table:table-cell table:style-name="Table3.A2" office:value-type="string">
            <text:p text:style-name="Standard"><text:span text:style-name="T2">&lt;abbr&gt;A</text:span><text:span text:style-name="T3">n abbreviation or an acronym</text:span> <text:span text:style-name="T2">&lt;/abbr&gt;</text:span></text:p>
          </table:table-cell>
        </table:table-row>
        <table:table-row table:style-name="Table3.1">
          <table:table-cell table:style-name="Table3.A2" office:value-type="string">
            <text:list xml:id="list40662275" text:continue-numbering="true" text:style-name="WWNum8">
              <text:list-item>
                <text:p text:style-name="P25">h4</text:p>
              </text:list-item>
            </text:list>
          </table:table-cell>
          <table:table-cell table:style-name="Table3.A2" office:value-type="string">
            <text:p text:style-name="P22">block</text:p>
          </table:table-cell>
          <table:table-cell table:style-name="Table3.A2" office:value-type="string">
            <text:p text:style-name="P4">&lt;h4&gt;Sets text to level 4&lt;/h4&gt;</text:p>
          </table:table-cell>
        </table:table-row>
        <table:table-row table:style-name="Table3.1">
          <table:table-cell table:style-name="Table3.A2" office:value-type="string">
            <text:list xml:id="list40658731" text:continue-numbering="true" text:style-name="WWNum8">
              <text:list-item>
                <text:p text:style-name="P25">nav</text:p>
              </text:list-item>
            </text:list>
          </table:table-cell>
          <table:table-cell table:style-name="Table3.A2" office:value-type="string">
            <text:p text:style-name="P22">block</text:p>
          </table:table-cell>
          <table:table-cell table:style-name="Table3.A2" office:value-type="string">
            <text:p text:style-name="Standard"><text:span text:style-name="T2">&lt;nav&gt;S</text:span><text:span text:style-name="T3">et of navigation links</text:span><text:span text:style-name="T2">&lt;/nav&gt;</text:span></text:p>
          </table:table-cell>
        </table:table-row>
      </table:table>
      <text:p text:style-name="P1"><text:soft-page-break/></text:p>
      <text:list xml:id="list40655244" text:continue-list="list8213891536666681202" text:style-name="WWNum7">
        <text:list-item>
          <text:p text:style-name="P24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Element</text:p>
          </table:table-cell>
          <table:table-cell table:style-name="Table4.A1" office:value-type="string">
            <text:p text:style-name="P6">Display (inline or block)</text:p>
          </table:table-cell>
          <table:table-cell table:style-name="Table4.A1" office:value-type="string">
            <text:p text:style-name="P6">Test Code</text:p>
          </table:table-cell>
        </table:table-row>
        <table:table-row table:style-name="Table4.1">
          <table:table-cell table:style-name="Table4.A1" office:value-type="string">
            <text:list xml:id="list3515550884001385299" text:style-name="WWNum1">
              <text:list-item>
                <text:p text:style-name="P26">h2</text:p>
              </text:list-item>
            </text:list>
          </table:table-cell>
          <table:table-cell table:style-name="Table4.A1" office:value-type="string">
            <text:p text:style-name="P22">Block</text:p>
          </table:table-cell>
          <table:table-cell table:style-name="Table4.A1" office:value-type="string">
            <text:p text:style-name="P5">&lt;h2&gt;Sets text to level 2&lt;/h2&gt;</text:p>
          </table:table-cell>
        </table:table-row>
        <table:table-row table:style-name="Table4.1">
          <table:table-cell table:style-name="Table4.A1" office:value-type="string">
            <text:list xml:id="list40674452" text:continue-numbering="true" text:style-name="WWNum1">
              <text:list-item>
                <text:p text:style-name="P26">em</text:p>
              </text:list-item>
            </text:list>
          </table:table-cell>
          <table:table-cell table:style-name="Table4.A1" office:value-type="string">
            <text:p text:style-name="P22">inline</text:p>
          </table:table-cell>
          <table:table-cell table:style-name="Table4.A1" office:value-type="string">
            <text:p text:style-name="P5"><text:span text:style-name="T10">&lt;</text:span><text:span text:style-name="T15">em</text:span><text:span text:style-name="T10">&gt;</text:span><text:span text:style-name="T4">Emphasized text</text:span><text:span text:style-name="T10">&lt;</text:span><text:span text:style-name="T15">/em</text:span><text:span text:style-name="T10">&gt;</text:span></text:p>
          </table:table-cell>
        </table:table-row>
        <table:table-row table:style-name="Table4.1">
          <table:table-cell table:style-name="Table4.A1" office:value-type="string">
            <text:list xml:id="list40675056" text:continue-numbering="true" text:style-name="WWNum1">
              <text:list-item>
                <text:p text:style-name="P26">ins</text:p>
              </text:list-item>
            </text:list>
          </table:table-cell>
          <table:table-cell table:style-name="Table4.A1" office:value-type="string">
            <text:p text:style-name="P22">Inline</text:p>
          </table:table-cell>
          <table:table-cell table:style-name="Table4.A1" office:value-type="string">
            <text:p text:style-name="P9">&lt;/ins&gt;inserted&lt;/ins&gt;</text:p>
          </table:table-cell>
        </table:table-row>
        <table:table-row table:style-name="Table4.1">
          <table:table-cell table:style-name="Table4.A1" office:value-type="string">
            <text:list xml:id="list40654773" text:continue-numbering="true" text:style-name="WWNum1">
              <text:list-item>
                <text:p text:style-name="P26">sup</text:p>
              </text:list-item>
            </text:list>
          </table:table-cell>
          <table:table-cell table:style-name="Table4.A1" office:value-type="string">
            <text:p text:style-name="P22">inline</text:p>
          </table:table-cell>
          <table:table-cell table:style-name="Table4.A1" office:value-type="string">
            <text:p text:style-name="P7"><text:span text:style-name="T10">&lt;</text:span><text:span text:style-name="T15">p</text:span><text:span text:style-name="T10">&gt;</text:span><text:span text:style-name="T4">This text contains </text:span><text:span text:style-name="T10">&lt;</text:span><text:span text:style-name="T15">sup</text:span><text:span text:style-name="T10">&gt;</text:span><text:span text:style-name="T4">superscript</text:span><text:span text:style-name="T10">&lt;</text:span><text:span text:style-name="T15">/sup</text:span><text:span text:style-name="T10">&gt;</text:span><text:span text:style-name="T4"> text.</text:span><text:span text:style-name="T10">&lt;</text:span><text:span text:style-name="T15">/p</text:span><text:span text:style-name="T10">&gt;</text:span> </text:p>
          </table:table-cell>
        </table:table-row>
        <table:table-row table:style-name="Table4.1">
          <table:table-cell table:style-name="Table4.A1" office:value-type="string">
            <text:list xml:id="list40646478" text:continue-numbering="true" text:style-name="WWNum1">
              <text:list-item>
                <text:p text:style-name="P26">li</text:p>
              </text:list-item>
            </text:list>
          </table:table-cell>
          <table:table-cell table:style-name="Table4.A1" office:value-type="string">
            <text:p text:style-name="P22">Block</text:p>
          </table:table-cell>
          <table:table-cell table:style-name="Table4.A1" office:value-type="string">
            <text:p text:style-name="P5"><text:span text:style-name="T10">&lt;</text:span><text:span text:style-name="T15">ol</text:span><text:span text:style-name="T10">&gt;</text:span><text:line-break/><text:span text:style-name="T7">  </text:span><text:span text:style-name="T10">&lt;</text:span><text:span text:style-name="T15">li</text:span><text:span text:style-name="T10">&gt;</text:span><text:span text:style-name="T4">Coffee</text:span><text:span text:style-name="T10">&lt;</text:span><text:span text:style-name="T15">/li</text:span><text:span text:style-name="T10">&gt;</text:span><text:line-break/><text:span text:style-name="T7">  </text:span><text:span text:style-name="T10">&lt;</text:span><text:span text:style-name="T15">li</text:span><text:span text:style-name="T10">&gt;</text:span><text:span text:style-name="T4">Tea</text:span><text:span text:style-name="T10">&lt;</text:span><text:span text:style-name="T15">/li</text:span><text:span text:style-name="T10">&gt;</text:span><text:line-break/><text:span text:style-name="T7">  </text:span><text:span text:style-name="T10">&lt;</text:span><text:span text:style-name="T15">li</text:span><text:span text:style-name="T10">&gt;</text:span><text:span text:style-name="T4">Milk</text:span><text:span text:style-name="T10">&lt;</text:span><text:span text:style-name="T15">/li</text:span><text:span text:style-name="T10">&gt;</text:span><text:line-break/><text:span text:style-name="T10">&lt;</text:span><text:span text:style-name="T15">/ol</text:span><text:span text:style-name="T10">&gt;</text:span> </text:p>
          </table:table-cell>
        </table:table-row>
        <table:table-row table:style-name="Table4.1">
          <table:table-cell table:style-name="Table4.A1" office:value-type="string">
            <text:list xml:id="list40646262" text:continue-numbering="true" text:style-name="WWNum1">
              <text:list-item>
                <text:p text:style-name="P26">dl</text:p>
              </text:list-item>
            </text:list>
          </table:table-cell>
          <table:table-cell table:style-name="Table4.A1" office:value-type="string">
            <text:p text:style-name="P22">block</text:p>
          </table:table-cell>
          <table:table-cell table:style-name="Table4.A1" office:value-type="string">
            <text:p text:style-name="P5"><text:span text:style-name="T10">&lt;</text:span><text:span text:style-name="T15">dl</text:span><text:span text:style-name="T10">&gt;</text:span><text:line-break/><text:span text:style-name="T7">  </text:span><text:span text:style-name="T10">&lt;</text:span><text:span text:style-name="T15">dt</text:span><text:span text:style-name="T10">&gt;</text:span><text:span text:style-name="T4">Coffee</text:span><text:span text:style-name="T10">&lt;</text:span><text:span text:style-name="T15">/dt</text:span><text:span text:style-name="T10">&gt;</text:span><text:line-break/><text:span text:style-name="T7">  </text:span><text:span text:style-name="T10">&lt;</text:span><text:span text:style-name="T15">dd</text:span><text:span text:style-name="T10">&gt;</text:span><text:span text:style-name="T4">Black hot drink</text:span><text:span text:style-name="T10">&lt;</text:span><text:span text:style-name="T15">/dd</text:span><text:span text:style-name="T10">&gt;</text:span><text:line-break/><text:span text:style-name="T7">  </text:span><text:span text:style-name="T10">&lt;</text:span><text:span text:style-name="T15">dt</text:span><text:span text:style-name="T10">&gt;</text:span><text:span text:style-name="T4">Milk</text:span><text:span text:style-name="T10">&lt;</text:span><text:span text:style-name="T15">/dt</text:span><text:span text:style-name="T10">&gt;</text:span><text:line-break/><text:span text:style-name="T7">  </text:span><text:span text:style-name="T10">&lt;</text:span><text:span text:style-name="T15">dd</text:span><text:span text:style-name="T10">&gt;</text:span><text:span text:style-name="T4">White cold drink</text:span><text:span text:style-name="T10">&lt;</text:span><text:span text:style-name="T15">/dd</text:span><text:span text:style-name="T10">&gt;</text:span><text:line-break/><text:span text:style-name="T10">&lt;</text:span><text:span text:style-name="T15">/dl</text:span><text:span text:style-name="T10">&gt;</text:span> </text:p>
          </table:table-cell>
        </table:table-row>
        <table:table-row table:style-name="Table4.1">
          <table:table-cell table:style-name="Table4.A1" office:value-type="string">
            <text:list xml:id="list40649747" text:continue-numbering="true" text:style-name="WWNum1">
              <text:list-item>
                <text:p text:style-name="P26">input (email)</text:p>
              </text:list-item>
            </text:list>
          </table:table-cell>
          <table:table-cell table:style-name="Table4.A1" office:value-type="string">
            <text:p text:style-name="P22">inline</text:p>
          </table:table-cell>
          <table:table-cell table:style-name="Table4.A1" office:value-type="string">
            <text:p text:style-name="P5">&lt;input type=”email”&gt;</text:p>
          </table:table-cell>
        </table:table-row>
        <table:table-row table:style-name="Table4.1">
          <table:table-cell table:style-name="Table4.A1" office:value-type="string">
            <text:list xml:id="list40667960" text:continue-numbering="true" text:style-name="WWNum1">
              <text:list-item>
                <text:p text:style-name="P26">select</text:p>
              </text:list-item>
            </text:list>
          </table:table-cell>
          <table:table-cell table:style-name="Table4.A1" office:value-type="string">
            <text:p text:style-name="P22">inline</text:p>
          </table:table-cell>
          <table:table-cell table:style-name="Table4.A1" office:value-type="string">
            <text:p text:style-name="P5"><text:span text:style-name="T10">&lt;</text:span><text:span text:style-name="T15">select</text:span><text:span text:style-name="T10">&gt;</text:span><text:line-break/><text:span text:style-name="T7">  </text:span><text:span text:style-name="T10">&lt;</text:span><text:span text:style-name="T15">option</text:span><text:span text:style-name="T17"> value</text:span><text:span text:style-name="T10">="volvo"&gt;</text:span><text:span text:style-name="T4">Volvo</text:span><text:span text:style-name="T10">&lt;</text:span><text:span text:style-name="T15">/option</text:span><text:span text:style-name="T10">&gt;</text:span><text:line-break/><text:span text:style-name="T7">  </text:span><text:span text:style-name="T10">&lt;</text:span><text:span text:style-name="T15">option</text:span><text:span text:style-name="T17"> value</text:span><text:span text:style-name="T10">="saab"&gt;</text:span><text:span text:style-name="T4">Saab</text:span><text:span text:style-name="T10">&lt;</text:span><text:span text:style-name="T15">/option</text:span><text:span text:style-name="T10">&gt;</text:span><text:line-break/><text:span text:style-name="T7">  </text:span><text:span text:style-name="T10">&lt;</text:span><text:span text:style-name="T15">option</text:span><text:span text:style-name="T17"> value</text:span><text:span text:style-name="T10">="mercedes"&gt;</text:span><text:span text:style-name="T4">Mercedes</text:span><text:span text:style-name="T10">&lt;</text:span><text:span text:style-name="T15">/option</text:span><text:span text:style-name="T10">&gt;</text:span><text:line-break/><text:span text:style-name="T7">  </text:span><text:span text:style-name="T10">&lt;</text:span><text:span text:style-name="T15">option</text:span><text:span text:style-name="T17"> value</text:span><text:span text:style-name="T10">="audi"&gt;</text:span><text:span text:style-name="T4">Audi</text:span><text:span text:style-name="T10">&lt;</text:span><text:span text:style-name="T15">/option</text:span><text:span text:style-name="T10">&gt;</text:span><text:line-break/><text:span text:style-name="T10">&lt;</text:span><text:span text:style-name="T15">/select</text:span><text:span text:style-name="T10">&gt;</text:span> </text:p>
          </table:table-cell>
        </table:table-row>
        <table:table-row table:style-name="Table4.1">
          <table:table-cell table:style-name="Table4.A1" office:value-type="string">
            <text:list xml:id="list40661582" text:continue-numbering="true" text:style-name="WWNum1">
              <text:list-item>
                <text:p text:style-name="P26">footer</text:p>
              </text:list-item>
            </text:list>
          </table:table-cell>
          <table:table-cell table:style-name="Table4.A1" office:value-type="string">
            <text:p text:style-name="P22">Block</text:p>
          </table:table-cell>
          <table:table-cell table:style-name="Table4.A1" office:value-type="string">
            <text:p text:style-name="P5"><text:span text:style-name="T10">&lt;</text:span><text:span text:style-name="T15">footer</text:span><text:span text:style-name="T10">&gt;</text:span><text:line-break/><text:span text:style-name="T7">  </text:span><text:span text:style-name="T10">&lt;</text:span><text:span text:style-name="T15">p</text:span><text:span text:style-name="T10">&gt;</text:span><text:span text:style-name="T4">Posted by: Hege Refsnes</text:span><text:span text:style-name="T10">&lt;</text:span><text:span text:style-name="T15">/p</text:span><text:span text:style-name="T10">&gt;</text:span><text:line-break/><text:span text:style-name="T7">  </text:span><text:span text:style-name="T10">&lt;</text:span><text:span text:style-name="T15">p</text:span><text:span text:style-name="T10">&gt;</text:span><text:span text:style-name="T4">Contact information: </text:span><text:span text:style-name="T10">&lt;</text:span><text:span text:style-name="T15">a</text:span><text:span text:style-name="T17"> href</text:span><text:span text:style-name="T10">="mailto:someone@example.com"&gt;</text:span><text:line-break/><text:span text:style-name="T7">  </text:span><text:span text:style-name="T4">someone@example.com</text:span><text:span text:style-name="T10">&lt;</text:span><text:span text:style-name="T15">/a</text:span><text:span text:style-name="T10">&gt;</text:span><text:span text:style-name="T4">.</text:span><text:span text:style-name="T10">&lt;</text:span><text:span text:style-name="T15">/p</text:span><text:span text:style-name="T10">&gt;</text:span><text:line-break/><text:span text:style-name="T10">&lt;</text:span><text:span text:style-name="T15">/footer</text:span><text:span text:style-name="T10">&gt;</text:span> </text:p>
          </table:table-cell>
        </table:table-row>
      </table:table>
      <text:p text:style-name="P1"/>
      <text:p text:style-name="P1"/>
      <text:p text:style-name="P1"/>
      <text:p text:style-name="P13"/>
      <text:list xml:id="list40673833" text:continue-list="list40655244" text:style-name="WWNum7">
        <text:list-item>
          <text:p text:style-name="P24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Element</text:p>
          </table:table-cell>
          <table:table-cell table:style-name="Table5.A1" office:value-type="string">
            <text:p text:style-name="P6">Display (inline or block)</text:p>
          </table:table-cell>
          <table:table-cell table:style-name="Table5.A1" office:value-type="string">
            <text:p text:style-name="P6">Test Code</text:p>
          </table:table-cell>
        </table:table-row>
        <table:table-row table:style-name="Table5.1">
          <table:table-cell table:style-name="Table5.A1" office:value-type="string">
            <text:list xml:id="list7715818149984021681" text:style-name="L1">
              <text:list-item>
                <text:p text:style-name="P15">header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<text:span text:style-name="T12">&lt;</text:span><text:span text:style-name="T16">article</text:span><text:span text:style-name="T12">&gt;</text:span><text:line-break/><text:soft-page-break/><text:span text:style-name="T7">  </text:span><text:span text:style-name="T12">&lt;</text:span><text:span text:style-name="T16">header</text:span><text:span text:style-name="T12">&gt;</text:span><text:line-break/><text:span text:style-name="T7">    </text:span><text:span text:style-name="T12">&lt;</text:span><text:span text:style-name="T16">h1</text:span><text:span text:style-name="T12">&gt;</text:span><text:span text:style-name="T6">Most important heading here</text:span><text:span text:style-name="T12">&lt;</text:span><text:span text:style-name="T16">/h1</text:span><text:span text:style-name="T12">&gt;</text:span><text:line-break/><text:span text:style-name="T7">    </text:span><text:span text:style-name="T12">&lt;</text:span><text:span text:style-name="T16">h3</text:span><text:span text:style-name="T12">&gt;</text:span><text:span text:style-name="T6">Less important heading here</text:span><text:span text:style-name="T12">&lt;</text:span><text:span text:style-name="T16">/h3</text:span><text:span text:style-name="T12">&gt;</text:span><text:line-break/><text:span text:style-name="T7">    </text:span><text:span text:style-name="T12">&lt;</text:span><text:span text:style-name="T16">p</text:span><text:span text:style-name="T12">&gt;</text:span><text:span text:style-name="T6">Some additional information here</text:span><text:span text:style-name="T12">&lt;</text:span><text:span text:style-name="T16">/p</text:span><text:span text:style-name="T12">&gt;</text:span><text:line-break/><text:span text:style-name="T7">  </text:span><text:span text:style-name="T12">&lt;</text:span><text:span text:style-name="T16">/header</text:span><text:span text:style-name="T12">&gt;</text:span><text:line-break/><text:span text:style-name="T7">  </text:span><text:span text:style-name="T12">&lt;</text:span><text:span text:style-name="T16">p</text:span><text:span text:style-name="T12">&gt;</text:span><text:span text:style-name="T6">Lorem Ipsum dolor set amet....</text:span><text:span text:style-name="T12">&lt;</text:span><text:span text:style-name="T16">/p</text:span><text:span text:style-name="T12">&gt;</text:span><text:line-break/><text:span text:style-name="T12">&lt;</text:span><text:span text:style-name="T16">/article</text:span><text:span text:style-name="T12">&gt;</text:span> </text:p>
          </table:table-cell>
        </table:table-row>
        <table:table-row table:style-name="Table5.1">
          <table:table-cell table:style-name="Table5.A1" office:value-type="string">
            <text:list xml:id="list40653625" text:continue-numbering="true" text:style-name="L1">
              <text:list-item>
                <text:p text:style-name="P15">span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span text:style-name="T12">&lt;</text:span><text:span text:style-name="T16">p</text:span><text:span text:style-name="T12">&gt;</text:span><text:span text:style-name="T6">My mother has </text:span><text:span text:style-name="T12">&lt;</text:span><text:span text:style-name="T16">span</text:span><text:span text:style-name="T18"> style</text:span><text:span text:style-name="T12">="color:blue"&gt;</text:span><text:span text:style-name="T6">blue</text:span><text:span text:style-name="T12">&lt;</text:span><text:span text:style-name="T16">/span</text:span><text:span text:style-name="T12">&gt;</text:span><text:span text:style-name="T7"> </text:span><text:span text:style-name="T6">eyes.</text:span><text:span text:style-name="T12">&lt;</text:span><text:span text:style-name="T16">/p</text:span><text:span text:style-name="T12">&gt;</text:span> </text:p>
          </table:table-cell>
        </table:table-row>
        <table:table-row table:style-name="Table5.1">
          <table:table-cell table:style-name="Table5.A1" office:value-type="string">
            <text:list xml:id="list40660575" text:continue-numbering="true" text:style-name="L1">
              <text:list-item>
                <text:p text:style-name="P15">a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2"><text:span text:style-name="T14">&lt;</text:span><text:span text:style-name="T21">a</text:span><text:span text:style-name="T19"> href</text:span><text:span text:style-name="T14">="https://www.w3schools.com"&gt;</text:span><text:span text:style-name="T9">Visit W3Schools.com!</text:span><text:span text:style-name="T14">&lt;</text:span><text:span text:style-name="T21">/a</text:span><text:span text:style-name="T14">&gt;</text:span></text:p>
          </table:table-cell>
        </table:table-row>
        <table:table-row table:style-name="Table5.1">
          <table:table-cell table:style-name="Table5.A1" office:value-type="string">
            <text:list xml:id="list40665440" text:continue-numbering="true" text:style-name="L1">
              <text:list-item>
                <text:p text:style-name="P15">button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span text:style-name="T12">&lt;</text:span><text:span text:style-name="T16">button</text:span><text:span text:style-name="T18"> type</text:span><text:span text:style-name="T12">="button"&gt;</text:span><text:span text:style-name="T6">Click Me!</text:span><text:span text:style-name="T12">&lt;</text:span><text:span text:style-name="T16">/button</text:span><text:span text:style-name="T12">&gt;</text:span> </text:p>
          </table:table-cell>
        </table:table-row>
        <table:table-row table:style-name="Table5.1">
          <table:table-cell table:style-name="Table5.A1" office:value-type="string">
            <text:list xml:id="list40668347" text:continue-numbering="true" text:style-name="L1">
              <text:list-item>
                <text:p text:style-name="P15">img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2"><text:span text:style-name="T14">&lt;</text:span><text:span text:style-name="T21">img</text:span><text:span text:style-name="T19"> src</text:span><text:span text:style-name="T14">="smiley.gif"</text:span><text:span text:style-name="T19"> alt</text:span><text:span text:style-name="T14">="Smiley face"</text:span><text:span text:style-name="T19"> height</text:span><text:span text:style-name="T14">="42"</text:span><text:span text:style-name="T19"> width</text:span><text:span text:style-name="T14">="42"&gt;</text:span></text:p>
            <text:p text:style-name="P17"/>
          </table:table-cell>
        </table:table-row>
        <table:table-row table:style-name="Table5.1">
          <table:table-cell table:style-name="Table5.A1" office:value-type="string">
            <text:list xml:id="list40667265" text:continue-numbering="true" text:style-name="L1">
              <text:list-item>
                <text:p text:style-name="P15">input (checkbox)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span text:style-name="T7">  </text:span><text:span text:style-name="T10">&lt;</text:span><text:span text:style-name="T15">input</text:span><text:span text:style-name="T17"> type</text:span><text:span text:style-name="T10">="checkbox"</text:span><text:span text:style-name="T17"> name</text:span><text:span text:style-name="T10">="vehicle"</text:span><text:span text:style-name="T17"> value</text:span><text:span text:style-name="T10">="Bike"&gt;</text:span><text:span text:style-name="T7"> </text:span><text:span text:style-name="T4">I have a bike</text:span><text:span text:style-name="T10">&lt;</text:span><text:span text:style-name="T15">br</text:span><text:span text:style-name="T10">&gt;</text:span><text:line-break/></text:p>
          </table:table-cell>
        </table:table-row>
        <table:table-row table:style-name="Table5.1">
          <table:table-cell table:style-name="Table5.A1" office:value-type="string">
            <text:list xml:id="list40647388" text:continue-numbering="true" text:style-name="L1">
              <text:list-item>
                <text:p text:style-name="P15">sub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11"><text:span text:style-name="T13">&lt;</text:span><text:span text:style-name="T20">p</text:span><text:span text:style-name="T13">&gt;</text:span><text:span text:style-name="T8">This text contains </text:span><text:span text:style-name="T13">&lt;</text:span><text:span text:style-name="T20">sub</text:span><text:span text:style-name="T13">&gt;</text:span><text:span text:style-name="T8">subscript</text:span><text:span text:style-name="T13">&lt;</text:span><text:span text:style-name="T20">/sub</text:span><text:span text:style-name="T13">&gt;</text:span><text:span text:style-name="T8"> text.</text:span><text:span text:style-name="T13">&lt;</text:span><text:span text:style-name="T20">/p</text:span><text:span text:style-name="T13">&gt;</text:span><text:line-break/></text:p>
          </table:table-cell>
        </table:table-row>
        <table:table-row table:style-name="Table5.1">
          <table:table-cell table:style-name="Table5.A1" office:value-type="string">
            <text:list xml:id="list40662323" text:continue-numbering="true" text:style-name="L1">
              <text:list-item>
                <text:p text:style-name="P15">fieldset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<text:span text:style-name="T10">&lt;</text:span><text:span text:style-name="T15">form</text:span><text:span text:style-name="T10">&gt;</text:span><text:line-break/><text:span text:style-name="T10">&lt;</text:span><text:span text:style-name="T15">fieldset</text:span><text:span text:style-name="T10">&gt;</text:span><text:line-break/><text:span text:style-name="T10">&lt;</text:span><text:span text:style-name="T15">legend</text:span><text:span text:style-name="T10">&gt;</text:span><text:span text:style-name="T4">Personalia:</text:span><text:span text:style-name="T10">&lt;</text:span><text:span text:style-name="T15">/legend</text:span><text:span text:style-name="T10">&gt;</text:span><text:line-break/><text:span text:style-name="T7"> </text:span><text:span text:style-name="T4">Name: </text:span><text:span text:style-name="T10">&lt;</text:span><text:span text:style-name="T15">input </text:span><text:span text:style-name="T17">type</text:span><text:span text:style-name="T10">="text"&gt;&lt;</text:span><text:span text:style-name="T15">br</text:span><text:span text:style-name="T10">&gt;</text:span><text:line-break/></text:p>
            <text:p text:style-name="P5"><text:span text:style-name="T7"><text:s/></text:span><text:span text:style-name="T4">Email: </text:span><text:span text:style-name="T10">&lt;</text:span><text:span text:style-name="T15">input </text:span><text:span text:style-name="T17">type</text:span><text:span text:style-name="T10">="text"&gt;&lt;</text:span><text:span text:style-name="T15">br</text:span><text:span text:style-name="T10">&gt;</text:span><text:line-break/><text:span text:style-name="T7"> </text:span><text:span text:style-name="T4">Date of birth: </text:span><text:span text:style-name="T10">&lt;</text:span><text:span text:style-name="T15">input </text:span><text:span text:style-name="T17">type</text:span><text:span text:style-name="T10">="text"&gt;</text:span><text:line-break/><text:span text:style-name="T7"> </text:span><text:span text:style-name="T10">&lt;</text:span><text:span text:style-name="T15">/fieldset</text:span><text:span text:style-name="T10">&gt;</text:span><text:line-break/><text:span text:style-name="T10">&lt;</text:span><text:span text:style-name="T15">/form</text:span><text:span text:style-name="T10">&gt;</text:span> </text:p>
          </table:table-cell>
        </table:table-row>
      </table:table>
      <text:p text:style-name="P1"/>
      <text:p text:style-name="P1"/>
      <text:list xml:id="list40651435" text:continue-list="list40673833" text:style-name="WWNum7">
        <text:list-item>
          <text:p text:style-name="P24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Element</text:p>
          </table:table-cell>
          <table:table-cell table:style-name="Table6.A1" office:value-type="string">
            <text:p text:style-name="P6">Display (inline or block)</text:p>
          </table:table-cell>
          <table:table-cell table:style-name="Table6.A1" office:value-type="string">
            <text:p text:style-name="P6">Test Code</text:p>
          </table:table-cell>
        </table:table-row>
        <table:table-row table:style-name="Table6.1">
          <table:table-cell table:style-name="Table6.A1" office:value-type="string">
            <text:list xml:id="list8009932963532521770" text:style-name="L2">
              <text:list-item>
                <text:p text:style-name="P16">h5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<text:span text:style-name="T10">&lt;</text:span><text:span text:style-name="T15">h5</text:span><text:span text:style-name="T10">&gt;</text:span><text:span text:style-name="T4">This is heading 5</text:span><text:span text:style-name="T10">&lt;</text:span><text:span text:style-name="T15">/h5</text:span><text:span text:style-name="T10">&gt;</text:span></text:p>
          </table:table-cell>
        </table:table-row>
        <table:table-row table:style-name="Table6.1">
          <table:table-cell table:style-name="Table6.A1" office:value-type="string">
            <text:list xml:id="list40669887" text:continue-numbering="true" text:style-name="L2">
              <text:list-item>
                <text:p text:style-name="P16">q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11"><text:span text:style-name="T13">&lt;</text:span><text:span text:style-name="T20">p</text:span><text:span text:style-name="T13">&gt;</text:span><text:span text:style-name="T8">WWF's goal is to: <text:line-break/></text:span><text:span text:style-name="T13">&lt;</text:span><text:span text:style-name="T20">q</text:span><text:span text:style-name="T13">&gt;</text:span><text:span text:style-name="T8">Build a future </text:span><text:soft-page-break/><text:span text:style-name="T8">where people live in harmony with nature.</text:span><text:span text:style-name="T13">&lt;</text:span><text:span text:style-name="T20">/q</text:span><text:span text:style-name="T13">&gt;</text:span><text:span text:style-name="T8"><text:line-break/>We hope they succeed.</text:span><text:span text:style-name="T13">&lt;</text:span><text:span text:style-name="T20">/p</text:span><text:span text:style-name="T13">&gt;</text:span><text:line-break/></text:p>
          </table:table-cell>
        </table:table-row>
        <table:table-row table:style-name="Table6.1">
          <table:table-cell table:style-name="Table6.A1" office:value-type="string">
            <text:list xml:id="list40673095" text:continue-numbering="true" text:style-name="L2">
              <text:list-item>
                <text:p text:style-name="P16">del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11"><text:span text:style-name="T13">&lt;</text:span><text:span text:style-name="T20">p</text:span><text:span text:style-name="T13">&gt;</text:span><text:span text:style-name="T8">My favorite</text:span></text:p>
            <text:p text:style-name="P11"><text:span text:style-name="T8"><text:s/>color is </text:span><text:span text:style-name="T13">&lt;</text:span><text:span text:style-name="T20">del</text:span><text:span text:style-name="T13">&gt;</text:span><text:span text:style-name="T8">blue</text:span><text:span text:style-name="T13">&lt;</text:span><text:span text:style-name="T20">/del</text:span><text:span text:style-name="T13">&gt;</text:span><text:span text:style-name="T8"> </text:span><text:span text:style-name="T13">&lt;</text:span><text:span text:style-name="T20">ins</text:span><text:span text:style-name="T13">&gt;</text:span><text:span text:style-name="T8">red</text:span><text:span text:style-name="T13">&lt;</text:span><text:span text:style-name="T20">/ins</text:span><text:span text:style-name="T13">&gt;</text:span><text:span text:style-name="T8">!</text:span><text:span text:style-name="T13">&lt;</text:span><text:span text:style-name="T20">/p</text:span><text:span text:style-name="T13">&gt;</text:span></text:p>
            <text:p text:style-name="P18"/>
          </table:table-cell>
        </table:table-row>
        <table:table-row table:style-name="Table6.1">
          <table:table-cell table:style-name="Table6.A1" office:value-type="string">
            <text:list xml:id="list40653017" text:continue-numbering="true" text:style-name="L2">
              <text:list-item>
                <text:p text:style-name="P16">aside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<text:span text:style-name="T10">&lt;</text:span><text:span text:style-name="T15">aside</text:span><text:span text:style-name="T10">&gt;</text:span><text:line-break/><text:span text:style-name="T10">&lt;</text:span><text:span text:style-name="T15">h4</text:span><text:span text:style-name="T10">&gt;</text:span><text:span text:style-name="T4">Epcot Center</text:span><text:span text:style-name="T10">&lt;</text:span><text:span text:style-name="T15">/h4</text:span><text:span text:style-name="T10">&gt;</text:span><text:line-break/><text:span text:style-name="T10">&lt;</text:span><text:span text:style-name="T15">p</text:span><text:span text:style-name="T10">&gt;</text:span><text:span text:style-name="T4">The Epcot Center is a theme park in Disney World, Florida.</text:span><text:span text:style-name="T10">&lt;</text:span><text:span text:style-name="T15">/p</text:span><text:span text:style-name="T10">&gt;</text:span><text:line-break/><text:span text:style-name="T10">&lt;</text:span><text:span text:style-name="T15">/aside</text:span><text:span text:style-name="T10">&gt;</text:span> </text:p>
          </table:table-cell>
        </table:table-row>
        <table:table-row table:style-name="Table6.1">
          <table:table-cell table:style-name="Table6.A1" office:value-type="string">
            <text:list xml:id="list40658523" text:continue-numbering="true" text:style-name="L2">
              <text:list-item>
                <text:p text:style-name="P16">figure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<text:span text:style-name="T10">&lt;</text:span><text:span text:style-name="T15">figure</text:span><text:span text:style-name="T10">&gt;</text:span><text:line-break/><text:span text:style-name="T10">&lt;</text:span><text:span text:style-name="T15">img </text:span><text:span text:style-name="T17">src</text:span><text:span text:style-name="T10">="img_pulpit.jpg" </text:span><text:span text:style-name="T17">alt</text:span><text:span text:style-name="T10">="The Pulpit Rock" </text:span><text:span text:style-name="T17">width</text:span><text:span text:style-name="T10">="304" </text:span><text:span text:style-name="T17">height</text:span><text:span text:style-name="T10">="228"&gt;</text:span><text:line-break/><text:span text:style-name="T10">&lt;</text:span><text:span text:style-name="T15">/figure</text:span><text:span text:style-name="T10">&gt;</text:span> </text:p>
          </table:table-cell>
        </table:table-row>
        <table:table-row table:style-name="Table6.1">
          <table:table-cell table:style-name="Table6.A1" office:value-type="string">
            <text:list xml:id="list40654879" text:continue-numbering="true" text:style-name="L2">
              <text:list-item>
                <text:p text:style-name="P16">input (submit)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<text:span text:style-name="T10">&lt;</text:span><text:span text:style-name="T15">input </text:span><text:span text:style-name="T17">type</text:span><text:span text:style-name="T10">="submit" </text:span><text:span text:style-name="T17">value</text:span><text:span text:style-name="T10">="Submit"&gt;</text:span><text:line-break/></text:p>
          </table:table-cell>
        </table:table-row>
        <table:table-row table:style-name="Table6.1">
          <table:table-cell table:style-name="Table6.A1" office:value-type="string">
            <text:list xml:id="list40671528" text:continue-numbering="true" text:style-name="L2">
              <text:list-item>
                <text:p text:style-name="P16">h3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<text:span text:style-name="T10">&lt;</text:span><text:span text:style-name="T15">h3</text:span><text:span text:style-name="T10">&gt;</text:span><text:span text:style-name="T4">This is heading 5</text:span><text:span text:style-name="T10">&lt;</text:span><text:span text:style-name="T15">/h3</text:span><text:span text:style-name="T10">&gt;</text:span></text:p>
            <text:p text:style-name="P20"/>
          </table:table-cell>
        </table:table-row>
        <table:table-row table:style-name="Table6.1">
          <table:table-cell table:style-name="Table6.A1" office:value-type="string">
            <text:list xml:id="list40651650" text:continue-numbering="true" text:style-name="L2">
              <text:list-item>
                <text:p text:style-name="P16">small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11"><text:span text:style-name="T13">&lt;</text:span><text:span text:style-name="T20">p</text:span><text:span text:style-name="T13">&gt;&lt;</text:span><text:span text:style-name="T20">small</text:span><text:span text:style-name="T13">&gt;</text:span><text:span text:style-name="T8">Copyright 1999-2050 by Refsnes Data</text:span><text:span text:style-name="T13">&lt;</text:span><text:span text:style-name="T20">/small</text:span><text:span text:style-name="T13">&gt;&lt;</text:span><text:span text:style-name="T20">/p</text:span><text:span text:style-name="T13">&gt;</text:span></text:p>
            <text:p text:style-name="P21"/>
          </table:table-cell>
        </table:table-row>
      </table:table>
      <text:p text:style-name="P1"/>
      <text:p text:style-name="P13"/>
      <text:list xml:id="list40659650" text:continue-list="list40651435" text:style-name="WWNum7">
        <text:list-item>
          <text:p text:style-name="P24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Element</text:p>
          </table:table-cell>
          <table:table-cell table:style-name="Table7.A1" office:value-type="string">
            <text:p text:style-name="P6">Display (inline or block)</text:p>
          </table:table-cell>
          <table:table-cell table:style-name="Table7.A1" office:value-type="string">
            <text:p text:style-name="P6">Test Code</text:p>
          </table:table-cell>
        </table:table-row>
        <table:table-row table:style-name="Table7.1">
          <table:table-cell table:style-name="Table7.A1" office:value-type="string">
            <text:list xml:id="list7444714803309950406" text:style-name="WWNum4">
              <text:list-item>
                <text:p text:style-name="P27">h6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<text:span text:style-name="T10">&lt;</text:span><text:span text:style-name="T15">h6</text:span><text:span text:style-name="T10">&gt;</text:span><text:span text:style-name="T4">This is heading 5</text:span><text:span text:style-name="T10">&lt;</text:span><text:span text:style-name="T15">/h6</text:span><text:span text:style-name="T10">&gt;</text:span></text:p>
            <text:p text:style-name="P20"/>
            <text:p text:style-name="P20">h6 {</text:p>
            <text:p text:style-name="P20">padding: 10px;</text:p>
            <text:p text:style-name="P20">}</text:p>
          </table:table-cell>
        </table:table-row>
        <table:table-row table:style-name="Table7.1">
          <table:table-cell table:style-name="Table7.A1" office:value-type="string">
            <text:list xml:id="list40658443" text:continue-numbering="true" text:style-name="WWNum4">
              <text:list-item>
                <text:p text:style-name="P27">ol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<text:span text:style-name="T10">&lt;</text:span><text:span text:style-name="T15">ol</text:span><text:span text:style-name="T10">&gt;</text:span><text:line-break/><text:span text:style-name="T10">&lt;</text:span><text:span text:style-name="T15">li</text:span><text:span text:style-name="T10">&gt;</text:span><text:span text:style-name="T4">Coffee</text:span><text:span text:style-name="T10">&lt;</text:span><text:span text:style-name="T15">/li</text:span><text:span text:style-name="T10">&gt;</text:span><text:line-break/><text:span text:style-name="T10">&lt;</text:span><text:span text:style-name="T15">li</text:span><text:span text:style-name="T10">&gt;</text:span><text:span text:style-name="T4">Tea</text:span><text:span text:style-name="T10">&lt;</text:span><text:span text:style-name="T15">/li</text:span><text:span text:style-name="T10">&gt;</text:span><text:line-break/><text:span text:style-name="T10">&lt;</text:span><text:span text:style-name="T15">li</text:span><text:span text:style-name="T10">&gt;</text:span><text:span text:style-name="T4">Milk</text:span><text:span text:style-name="T10">&lt;</text:span><text:span text:style-name="T15">/li</text:span><text:span text:style-name="T10">&gt;</text:span><text:line-break/><text:span text:style-name="T10">&lt;</text:span><text:span text:style-name="T15">/ol</text:span><text:span text:style-name="T10">&gt;</text:span> </text:p>
            <text:p text:style-name="P5"/>
            <text:p text:style-name="P5">ol {</text:p>
            <text:p text:style-name="P20">padding: 10px;</text:p>
            <text:p text:style-name="P5"><text:soft-page-break/>}</text:p>
          </table:table-cell>
        </table:table-row>
        <table:table-row table:style-name="Table7.1">
          <table:table-cell table:style-name="Table7.A1" office:value-type="string">
            <text:list xml:id="list40678738" text:continue-numbering="true" text:style-name="WWNum4">
              <text:list-item>
                <text:p text:style-name="P27">hr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20"/>
            <text:p text:style-name="P20">&lt;hr&gt;</text:p>
            <text:p text:style-name="P20"/>
            <text:p text:style-name="P20">Hr {</text:p>
            <text:p text:style-name="P20">padding: 10px;</text:p>
            <text:p text:style-name="P20">}</text:p>
          </table:table-cell>
        </table:table-row>
        <table:table-row table:style-name="Table7.1">
          <table:table-cell table:style-name="Table7.A1" office:value-type="string">
            <text:list xml:id="list40656780" text:continue-numbering="true" text:style-name="WWNum4">
              <text:list-item>
                <text:p text:style-name="P27">p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10"><text:span text:style-name="T24">&lt;</text:span><text:span text:style-name="T25">p</text:span><text:span text:style-name="T24">&gt;This is some text in a paragraph.&lt;</text:span><text:span text:style-name="T25">/p</text:span><text:span text:style-name="T24">&gt;</text:span></text:p>
            <text:p text:style-name="P19"/>
            <text:p text:style-name="P20">P {</text:p>
            <text:p text:style-name="P20">padding: 10px;</text:p>
            <text:p text:style-name="P20">}</text:p>
          </table:table-cell>
        </table:table-row>
        <table:table-row table:style-name="Table7.1">
          <table:table-cell table:style-name="Table7.A1" office:value-type="string">
            <text:list xml:id="list40650338" text:continue-numbering="true" text:style-name="WWNum4">
              <text:list-item>
                <text:p text:style-name="P27">div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<text:span text:style-name="T10">&lt;div </text:span><text:span text:style-name="T17">style</text:span><text:span text:style-name="T10">="color:#0000FF"&gt;<text:line-break/></text:span><text:span text:style-name="T4"> </text:span><text:span text:style-name="T10">&lt;h3&gt;</text:span><text:span text:style-name="T4">This is a heading</text:span><text:span text:style-name="T10">&lt;/h3&gt;<text:line-break/></text:span><text:span text:style-name="T4"> </text:span><text:span text:style-name="T10">&lt;p&gt;</text:span><text:span text:style-name="T4">This is a paragraph.</text:span><text:span text:style-name="T10">&lt;/p&gt;<text:line-break/>&lt;/div&gt; </text:span></text:p>
            <text:p text:style-name="P20"/>
            <text:p text:style-name="P20">Div {</text:p>
            <text:p text:style-name="P20">padding: 10px;</text:p>
            <text:p text:style-name="P20">}</text:p>
          </table:table-cell>
        </table:table-row>
        <table:table-row table:style-name="Table7.1">
          <table:table-cell table:style-name="Table7.A1" office:value-type="string">
            <text:list xml:id="list40671310" text:continue-numbering="true" text:style-name="WWNum4">
              <text:list-item>
                <text:p text:style-name="P27">input (number)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><text:span text:style-name="Source_20_Text"><text:span text:style-name="T23">&lt;Input type=”number”&gt;</text:span></text:span></text:p>
            <text:p text:style-name="P5"><text:span text:style-name="Source_20_Text"><text:span text:style-name="T23"/></text:span></text:p>
            <text:p text:style-name="P5"><text:span text:style-name="Source_20_Text"><text:span text:style-name="T22">input </text:span></text:span><text:span text:style-name="Source_20_Text"><text:span text:style-name="T23">{<text:line-break/>    padding </text:span></text:span><text:span text:style-name="Source_20_Text"><text:span text:style-name="T5">:</text:span></text:span><text:span text:style-name="Source_20_Text"><text:span text:style-name="T11">20px</text:span></text:span><text:span text:style-name="Source_20_Text"><text:span text:style-name="T5">;</text:span></text:span><text:span text:style-name="Source_20_Text"><text:span text:style-name="T23"><text:line-break/>} </text:span></text:span></text:p>
            <text:p text:style-name="P5"><text:span text:style-name="Source_20_Text"><text:span text:style-name="T23"/></text:span></text:p>
          </table:table-cell>
        </table:table-row>
        <table:table-row table:style-name="Table7.1">
          <table:table-cell table:style-name="Table7.A1" office:value-type="string">
            <text:list xml:id="list40675955" text:continue-numbering="true" text:style-name="WWNum4">
              <text:list-item>
                <text:p text:style-name="P27">ul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20">Ul {</text:p>
            <text:p text:style-name="P20">padding: 10px;</text:p>
            <text:p text:style-name="P20">}</text:p>
          </table:table-cell>
        </table:table-row>
        <table:table-row table:style-name="Table7.1">
          <table:table-cell table:style-name="Table7.A1" office:value-type="string">
            <text:list xml:id="list40651448" text:continue-numbering="true" text:style-name="WWNum4">
              <text:list-item>
                <text:p text:style-name="P27">table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20">Table {</text:p>
            <text:p text:style-name="P20">padding: 10px;</text:p>
            <text:p text:style-name="P20">}</text:p>
          </table:table-cell>
        </table:table-row>
      </table:table>
      <text:p text:style-name="P13"/>
      <text:list xml:id="list40655481" text:continue-list="list40659650" text:style-name="WWNum7">
        <text:list-item>
          <text:p text:style-name="P24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">Element</text:p>
          </table:table-cell>
          <table:table-cell table:style-name="Table8.A1" office:value-type="string">
            <text:p text:style-name="P6">Display (inline or block)</text:p>
          </table:table-cell>
          <table:table-cell table:style-name="Table8.A1" office:value-type="string">
            <text:p text:style-name="P6">Test Code</text:p>
          </table:table-cell>
        </table:table-row>
        <table:table-row table:style-name="Table8.1">
          <table:table-cell table:style-name="Table8.A2" office:value-type="string">
            <text:list xml:id="list5712326416986765923" text:style-name="WWNum5">
              <text:list-item>
                <text:p text:style-name="P28">dt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5"><text:span text:style-name="T10">&lt;</text:span><text:span text:style-name="T15">dl</text:span><text:span text:style-name="T10">&gt;</text:span><text:line-break/><text:span text:style-name="T7">  </text:span><text:span text:style-name="T10">&lt;</text:span><text:span text:style-name="T15">dt</text:span><text:span text:style-name="T10">&gt;</text:span><text:span text:style-name="T4">Coffee</text:span><text:span text:style-name="T10">&lt;</text:span><text:span text:style-name="T15">/dt</text:span><text:span text:style-name="T10">&gt;</text:span><text:line-break/><text:span text:style-name="T7">  </text:span><text:span text:style-name="T10">&lt;</text:span><text:span text:style-name="T15">dd</text:span><text:span text:style-name="T10">&gt;</text:span><text:span text:style-name="T4">Black hot drink</text:span><text:span text:style-name="T10">&lt;</text:span><text:span text:style-name="T15">/dd</text:span><text:span text:style-name="T10">&gt;</text:span><text:line-break/><text:span text:style-name="T7">  </text:span><text:span text:style-name="T10">&lt;</text:span><text:span text:style-name="T15">dt</text:span><text:span text:style-name="T10">&gt;</text:span><text:span text:style-name="T4">Milk</text:span><text:span text:style-name="T10">&lt;</text:span><text:span text:style-name="T15">/dt</text:span><text:span text:style-name="T10">&gt;</text:span><text:line-break/><text:span text:style-name="T7">  </text:span><text:span text:style-name="T10">&lt;</text:span><text:span text:style-name="T15">dd</text:span><text:span text:style-name="T10">&gt;</text:span><text:span text:style-name="T4">White cold drink</text:span><text:span text:style-name="T10">&lt;</text:span><text:span text:style-name="T15">/dd</text:span><text:span text:style-name="T10">&gt;</text:span><text:line-break/><text:span text:style-name="T10">&lt;</text:span><text:span text:style-name="T15">/dl</text:span><text:span text:style-name="T10">&gt;</text:span> </text:p>
            <text:p text:style-name="P5"/>
            <text:p text:style-name="P5">dt {</text:p>
            <text:p text:style-name="P5">margin: <text:s/>20px auto;</text:p>
            <text:p text:style-name="P5">}</text:p>
          </table:table-cell>
        </table:table-row>
        <table:table-row table:style-name="Table8.1">
          <table:table-cell table:style-name="Table8.A2" office:value-type="string">
            <text:list xml:id="list40647545" text:continue-numbering="true" text:style-name="WWNum5">
              <text:list-item>
                <text:p text:style-name="P28">dd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5">dd {</text:p>
            <text:p text:style-name="P5">margin: <text:s/>20px auto;</text:p>
            <text:p text:style-name="P5"><text:soft-page-break/>}</text:p>
          </table:table-cell>
        </table:table-row>
        <table:table-row table:style-name="Table8.1">
          <table:table-cell table:style-name="Table8.A2" office:value-type="string">
            <text:list xml:id="list40665578" text:continue-numbering="true" text:style-name="WWNum5">
              <text:list-item>
                <text:p text:style-name="P28">input (radio)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&lt;input (radio)&gt;</text:p>
          </table:table-cell>
        </table:table-row>
        <table:table-row table:style-name="Table8.1">
          <table:table-cell table:style-name="Table8.A2" office:value-type="string">
            <text:list xml:id="list40657854" text:continue-numbering="true" text:style-name="WWNum5">
              <text:list-item>
                <text:p text:style-name="P28">textarea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textarea {</text:p>
            <text:p text:style-name="P5">margin: <text:s/>20px auto;</text:p>
            <text:p text:style-name="P5">}</text:p>
          </table:table-cell>
        </table:table-row>
        <table:table-row table:style-name="Table8.1">
          <table:table-cell table:style-name="Table8.A2" office:value-type="string">
            <text:list xml:id="list40667771" text:continue-numbering="true" text:style-name="WWNum5">
              <text:list-item>
                <text:p text:style-name="P28">input (text)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&lt;input type="text"&gt;</text:p>
            <text:p text:style-name="P5">text {</text:p>
            <text:p text:style-name="P5">margin: <text:s/>20px auto;</text:p>
            <text:p text:style-name="P5">}</text:p>
          </table:table-cell>
        </table:table-row>
        <table:table-row table:style-name="Table8.1">
          <table:table-cell table:style-name="Table8.A2" office:value-type="string">
            <text:list xml:id="list40676996" text:continue-numbering="true" text:style-name="WWNum5">
              <text:list-item>
                <text:p text:style-name="P28">input (file)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&lt;input (file)&gt;</text:p>
          </table:table-cell>
        </table:table-row>
        <table:table-row table:style-name="Table8.1">
          <table:table-cell table:style-name="Table8.A2" office:value-type="string">
            <text:list xml:id="list40649431" text:continue-numbering="true" text:style-name="WWNum5">
              <text:list-item>
                <text:p text:style-name="P28">article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5">&lt;article&gt;This is an article&lt;/article&gt;</text:p>
            <text:p text:style-name="P5">article {</text:p>
            <text:p text:style-name="P5">margin: <text:s/>20px auto;</text:p>
            <text:p text:style-name="P5">}</text:p>
          </table:table-cell>
        </table:table-row>
        <table:table-row table:style-name="Table8.1">
          <table:table-cell table:style-name="Table8.A2" office:value-type="string">
            <text:list xml:id="list40659205" text:continue-numbering="true" text:style-name="WWNum5">
              <text:list-item>
                <text:p text:style-name="P28">figcaption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5">&lt;figcaption&gt;Caption here&lt;/figcaption&gt;</text:p>
            <text:p text:style-name="P5">figcaption {</text:p>
            <text:p text:style-name="P5">margin: <text:s/>20px auto;</text:p>
            <text:p text:style-name="P5">}</text:p>
          </table:table-cell>
        </table:table-row>
        <table:table-row table:style-name="Table8.1">
          <table:table-cell table:style-name="Table8.A2" office:value-type="string">
            <text:list xml:id="list40656832" text:continue-numbering="true" text:style-name="WWNum5">
              <text:list-item>
                <text:p text:style-name="P28">label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label {</text:p>
            <text:p text:style-name="P5">margin: <text:s/>20px auto;</text:p>
            <text:p text:style-name="P5">}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75cm" fo:margin-left="2.02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20:47:51.43</dc:date>
    <dc:creator>rochelle ilustre</dc:creator>
    <meta:generator>OpenOffice/4.1.2$Win32 OpenOffice.org_project/412m3$Build-9782</meta:generator>
    <meta:editing-duration>PT2H13M41S</meta:editing-duration>
    <meta:editing-cycles>15</meta:editing-cycles>
    <meta:document-statistic meta:table-count="8" meta:image-count="0" meta:object-count="0" meta:page-count="6" meta:paragraph-count="241" meta:word-count="738" meta:character-count="5062"/>
  </office:meta>
</office:document-meta>
</file>